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bd40" officeooo:paragraph-rsid="000bbd40"/>
    </style:style>
    <style:style style:name="P2" style:family="paragraph" style:parent-style-name="Standard">
      <style:text-properties officeooo:rsid="000d27bf" officeooo:paragraph-rsid="000d27bf"/>
    </style:style>
    <style:style style:name="P3" style:family="paragraph" style:parent-style-name="Text_20_body" style:list-style-name="L2"/>
    <style:style style:name="P4" style:family="paragraph" style:parent-style-name="Text_20_body" style:list-style-name="L2">
      <style:paragraph-properties fo:margin-left="0in" fo:margin-right="0in" fo:margin-top="0in" fo:margin-bottom="0in" style:contextual-spacing="false" fo:text-indent="0in" style:auto-text-indent="false"/>
    </style:style>
    <style:style style:name="P5" style:family="paragraph" style:parent-style-name="Text_20_body">
      <style:text-properties officeooo:rsid="000b1b0e" officeooo:paragraph-rsid="000b1b0e"/>
    </style:style>
    <style:style style:name="P6" style:family="paragraph" style:parent-style-name="Text_20_body">
      <style:text-properties officeooo:rsid="000bbd40" officeooo:paragraph-rsid="000bbd40"/>
    </style:style>
    <style:style style:name="P7" style:family="paragraph" style:parent-style-name="Text_20_body">
      <style:paragraph-properties fo:margin-left="0in" fo:margin-right="0in" fo:margin-top="0in" fo:margin-bottom="0in" style:contextual-spacing="false" fo:text-indent="0in" style:auto-text-indent="false"/>
      <style:text-properties officeooo:rsid="000bbd40" officeooo:paragraph-rsid="000bbd40"/>
    </style:style>
    <style:style style:name="T1" style:family="text">
      <style:text-properties officeooo:rsid="000bbd40"/>
    </style:style>
    <style:style style:name="T2" style:family="text">
      <style:text-properties officeooo:rsid="000d27b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1. </text:p>
      <text:p text:style-name="P5">Trust/reliability</text:p>
      <text:p text:style-name="P5">Being able to judge whether an AI system is able to effectively accomplish a given task without malfunctions or undesirable results. This plays into safety, but it also impacts whether using an AI system will be productive or detrimental in its use cases. For instance, an AI system that <text:span text:style-name="T1">screen</text:span> patients must be reliable or else it could lead to patients being turned away and not receiving the proper care they need.</text:p>
      <text:p text:style-name="P5"/>
      <text:p text:style-name="P5">Safety</text:p>
      <text:p text:style-name="P5">Having trust in a system, but as it relates to human and infrastructure safety. This is important to be able to use AI systems in higher risk areas like healthcare and critical infrastructure, such as transportation and energy, where people’s lives and well-being are at stake.</text:p>
      <text:p text:style-name="P5"/>
      <text:p text:style-name="P5">Transparency</text:p>
      <text:p text:style-name="P5">Being able to see every part of the AI development and implementation life cycle, including training data, model usage, reinforcement methods, testing standards and results, etc. <text:span text:style-name="T1">This is a factor in the trust of systems, but also impacts how we determine whether systems have large amounts of bias in their results, or whether a system can be used in more general settings than just the initial test setting.</text:span></text:p>
      <text:p text:style-name="P5"/>
      <text:p text:style-name="P5"/>
      <text:p text:style-name="Text_20_body">2. </text:p>
      <text:p text:style-name="P5">Interpretability: the ability to understand what factors went into an AI system’s decision and how they were processed to lead to <text:span text:style-name="T1">an end</text:span> result. This is important <text:span text:style-name="T1">in making determinations about fitness for AI systems in different use cases, for instance if a CDS developed in one area could also be used in a different population with similar effectiveness. </text:span></text:p>
      <text:p text:style-name="Text_20_body"> </text:p>
      <text:p text:style-name="Text_20_body">3. </text:p>
      <text:p text:style-name="P6">Superintelligence is intelligence beyond the capacity of <text:span text:style-name="T2">what is currently possible by humans.</text:span></text:p>
      <text:p text:style-name="P6">One way to create a superintelligence is simply to increase the compute capacity of systems.</text:p>
      <text:p text:style-name="P6">Another way is to discover different types of intelligence that are not familiar to humans, with the prospect of those forms of intelligence being more capable than what we know.</text:p>
      <text:p text:style-name="P6">Finally, <text:span text:style-name="T2">developing distributed systems with perfect intercommunication/data transfer between each other such that they can make individual local decisions, and collective global decisions.</text:span></text:p>
      <text:p text:style-name="Text_20_body">4. Support and refute the following statement: <text:span text:style-name="Emphasis">Human intelligence is the ideal intelligence and therefore the ideal model of intelligence to advance above and beyond. Ensuring superintelligence is created and used for good can be undoubtedly achieved.</text:span></text:p>
      <text:list text:style-name="L2">
        <text:list-item>
          <text:p text:style-name="P4"><text:soft-page-break/>In support of the above two sentences, explain why for each. (2pts) </text:p>
        </text:list-item>
      </text:list>
      <text:p text:style-name="P7">Human intelligence is the form of intelligence we know the most about- therefore it is most relevant when designing systems meant to integrate with human societies. </text:p>
      <text:p text:style-name="P7"/>
      <text:p text:style-name="P7">If “good” actors are designing superintelligent systems, using ethical principles to guide their development like those discussed in class, then the resulting systems should be unable to cause harm to individuals or society.</text:p>
      <text:list text:continue-numbering="true" text:style-name="L2">
        <text:list-item>
          <text:p text:style-name="P3">Not in support of the above two sentences, explain why for each. Then pull from ideas we've discussed over the semester to propose an alternative model of intelligence with safeguards. (3pts) </text:p>
        </text:list-item>
      </text:list>
      <text:p text:style-name="P1">Human intelligence is the form of intelligence we know the most about- however, we cannot truly understand at a deep level what other forms of intelligence are like. If we design systems modeled after human intelligence, we are not likely to see the benefits of other forms of intelligence, and thus we won’t be able to make an informed decision about what the “ideal” form of intelligence is.</text:p>
      <text:p text:style-name="P1"/>
      <text:p text:style-name="P2">A superintelligent system may “see” the world differently from the way we do. It may have different priorities, for existence ensuring the best possible outcome for generations beyond what we will live to see and experience. In this way, a superintelligence may act in ways that are not “good” in the way we would say they are good. This is one of the main fears of development superintelligent systems- that it will escape our control and the safeguards we have placed on it and act completely of its own volition in ways that may be potentially harmful to us.</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14:51:36.782812937</meta:creation-date>
    <dc:date>2024-11-06T15:33:34.046430675</dc:date>
    <meta:editing-duration>PT46S</meta:editing-duration>
    <meta:editing-cycles>1</meta:editing-cycles>
    <meta:document-statistic meta:table-count="0" meta:image-count="0" meta:object-count="0" meta:page-count="2" meta:paragraph-count="22" meta:word-count="640" meta:character-count="3916" meta:non-whitespace-character-count="3291"/>
    <meta:generator>LibreOffice/24.2.6.2$Linux_X86_64 LibreOffice_project/8e9a753d9daaea75c34b417ba1bdf556bf2fc5b3</meta:generator>
  </office:meta>
</office:document-meta>
</file>